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139in" loext:contextual-spacing="false" fo:line-height="100%" fo:text-align="justify" style:justify-single-word="false"/>
    </style:style>
    <style:style style:name="P2" style:family="paragraph" style:parent-style-name="Subtitle">
      <style:paragraph-properties fo:margin-top="0in" fo:margin-bottom="0.139in" loext:contextual-spacing="false" fo:line-height="100%" fo:text-align="justify" style:justify-single-word="false"/>
    </style:style>
    <style:style style:name="P3" style:family="paragraph" style:parent-style-name="Title" style:master-page-name="Standard">
      <style:paragraph-properties fo:margin-top="0in" fo:margin-bottom="0.139in" loext:contextual-spacing="false" fo:line-height="100%" fo:text-align="justify" style:justify-single-word="false" style:page-number="1"/>
    </style:style>
    <style:style style:name="T1"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_xovzpjd3tm8b"/>Znaczkowa Mapa</text:p>
      <text:p text:style-name="P2"><text:bookmark text:name="_jv3x3yf2vxik"/>Jak to w ogóle działa?</text:p>
      <text:p text:style-name="P1">Znaczkowa mapa pojawiła się już parę sezonów temu i od tej pory, co jakiś czas trafiają się odcinki z jej udziałem. Swoje istnienie zawdzięcza skrzynce z Drzewa Harmonii, które zostało zasiane przez Filary Equestrii. Cóż, sądzę, że drużyna Starswirla nie miała na celu wyprodukowania zamku Twilight, ani niczego takiego. Ba, podejrzewam, że w 5 sezonie sami twórcy nie mieli pojęcia, że to wszystko tak się potoczy.</text:p>
      <text:p text:style-name="P1">Sama idea powstania mapy w takiej, a nie innej formie jest idiotyczna. Ba, już zamek Twilight, który wyrósł ze skrzynki z drzewa to idiotyczne zagranie, które krzyczy: KUPUJCIE NASZE ZABAWKI. Ale o tym nie będziemy rozmawiać, bo i za bardzo nie ma o czym – głupie, bo głupie, ale co zrobić?</text:p>
      <text:p text:style-name="P1">Starswirl nie kumał przyjaźni i raczej nie bawił się w jej magię, wolał bardziej standardowe metody. Poza tym, Elementy zrodziły się z innych cnót, bardziej uniwersalnych. A co, jeśli to nie są żadne szczerości, lojalności, dobrocie i inne hojności, ale siła, nadzieja, piękno, odwaga, zdrowie i czarnoksięstwo? I czy to by nawet nie pasowało? Applejack nie wykazała się szczerością, tylko siłą, utrzymując i pomagając Twilight. Fluttershy uleczyła mantykorę. Rarity nie tylko wykazała się szczodrością, co zawsze dbała o to, by świat wokół niej stawał się piękniejszy. Pinkie śmiechu używa jako narzędzia, by zasiać nadzieję na to, że wszystko będzie dobrze. No a RD jest odważna.</text:p>
      <text:p text:style-name="P1">Co, jeśli mapa nie służy do rozwiązywania problemów z przyjaźnią, ale do czegoś zupełnie innego? Czegoś, o czym główna szóstka by nie pomyślała w swej głupocie. No dobra, nie wiem czemu, bo te wszystkie misje są bez znaczenia w skali kraju. To, że Tęczowy Pieróg się kiedyś pokłócił z Czarnym Twarogiem, a Zabawny Klocek to męski narząd płciowy - jest bez znaczenia. A już na pewno wszystkie takie zdarzenia są nie do ogarnięcia przez mapę. Czemu? Bo niemal każdy jest takim Tęczowym Pierogiem czy innym Zabawnym Klockiem, tylko się tak nie postrzega. Wszyscy się kłócą, tracą stare znajomości, robią głupie rzeczy czy bywają wredni.</text:p>
      <text:p text:style-name="P1">Misje przyjaźni są zazwyczaj bez znaczenia w większej skali. No chyba, że mapa magicznie przewiduje przyszłość i wie, że jeśli Starlot nie pogodzi się z tatusiem, to Equestria umrze na wybuch/kapitalizm/Sombrę. Tylko czy w tym świecie przewidywanie przyszłości jest w ogóle możliwe? Niby jest zmysł Pinkie, ale ona przewiduje to, co musi się wydarzyć, wyczuwa bezpośrednie zagrożenie, etc. Nie wie, co się wydarzy za kilka lat.</text:p>
      <text:p text:style-name="P1">Były alternatywne Equestrie wygenerowane raczej przez mapę niż przez Starlight. Dlaczego tak sądzę? Bo mapa nie dość, że nie działała jeszcze przez dłuższy czas, to podczas wędrówek w czasie była na swoim miejscu, a bez przyjaźni Twilight z resztą klaczy w ogóle by nie powstała. Poza tym, pozostałe Mane 6 niczego nie zauważyły, to była pułapka na Twilight i Spike’a, może wręcz realizująca ich obawy i wizje.</text:p>
      <text:p text:style-name="P1">Sądzę, że prawdziwa Equestria śpiewająco poradziłaby sobie z Sombrą. Dlaczego? Bo Królewskie Siostry już raz to zrobiły i to bez większego problemu. Twilight została wysłana w ramach testu, prawdopodobnie uznały, że jeśli sytuacja wymknie się spod kontroli, to tam wpadną, zrobią rozróbę i spacyfikują Króla Cieni. No, ta wersja ma jeszcze sens, bo zagłada spowodowana przez Flima i Flama to coś, co mogło zrodzić się tylko w paranoicznej mózgownicy Twilight.</text:p>
      <text:p text:style-name="P1">Ale mamy już mapę. Pomysł, który jest głupi, ale jakoś napędza fabułę i generuje dobre odcinki, czyli spełnia podobną rolę do Szkoły Przyjaźni z sezonu ósmego. To jest powód, dla którego można ten idiotyzm wybaczyć. Magiczny stół w zamku Twalota zachowuje się trochę jak hologram i początkowo można było sądzić, że jest połączony z Elementami Harmonii, w czym dałoby się znaleźć jakieś resztki szczątkowej logiki. W kolejnych epizodach okazało się, że jednak każdy może dostać questa. Każdy!</text:p>
      <text:p text:style-name="P1">I tak mapa wezwała Spike’a do problemu, który sam wykreował. Wezwała CMC, bo jakiś hipogryf miał problem z miejscem zamieszkania. A także Starlight i Sunbursta przez ich problemy rodzinne. Ale… ale… ale jak? I skąd mapa wie o tych kłopotach z przyjaźnią? Inwigiluje każdego obywatela Equestrii i ziem sprzymierzonych? Najwyraźniej tak i jest mentalnie połączona ze wszystkimi istotami rozumnymi.</text:p>
      <text:p text:style-name="P1">W dodatku wiele z tych zadań to nie były problemy z przyjaźnią. Weźmy pod lupę odcinek z kuchennymi rewolucjami Pinkie i Rarity – widzicie tam jakąś przyjaźń albo jej brak? Bo ja widzę tylko bandę baranów podążających za przewodnikiem. I tak naprawdę, to Rarity nie była tu wiele lepsza niż Zesty – ona również wykorzystała swój autorytet i bycie sławną. Kuce nie poszły tam, bo jedzenie było dobre. Gdyby ta krytyczka weszła chwilę wcześniej to możliwe, że nic by z tego nie wyszło.</text:p>
      <text:p text:style-name="P1">Myślę, że mapa, która jest połączona mentalnie z całą Equestrią, wyłapuje desperackie błagania o pomoc i wyznacza osoby, które są dostępne i mają najlepsze kompetencje do wykonania danego zadania. A że w kraju w zasadzie panują pokój i dobrobyt, to problemy nie są poważne, lecz błahe i banalne.</text:p>
      <text:p text:style-name="P1">Ciekawe też co się stanie w sytuacji, w której wzywany odmówi przyjęcia misji albo zawiedzie. Dla świata pewnie nic wielkiego, ale jak zachowa się nasz system namierzania problemów i szpiegowania obywateli?</text:p>
      <text:p text:style-name="P1">Generalnie odcinki z mapą wychodzą zazwyczaj bardzo dobrze, dlatego pomimo iż to bez sensu, to ja to kupuję. Jeśli uważacie, że istnienie i działanie magicznego stołu w zamku z drzewa ma jakiekolwiek ręce i nogi, to napiszcie o tym w komentarzach. Co prawda wątpię, by ktoś to zrobił, bo ciężko wynaleźć cokolwiek na obronę tego motywu. Jednak czasami nawet reklama zabawek przynosi coś dobrego...</text:p>
      <text:p text:style-name="P1">Obrazki:</text:p>
      <text:p text:style-name="P1"><text:a xlink:type="simple" xlink:href="https://www.deviantart.com/ncmares/art/Harbinger-753869354" text:style-name="Internet_20_link" text:visited-style-name="Visited_20_Internet_20_Link"><text:span text:style-name="T1">https://www.deviantart.com/ncmares/art/Harbinger-753869354</text:span></text:a></text:p>
      <text:p text:style-name="P1"><text:a xlink:type="simple" xlink:href="https://www.deviantart.com/ncmares/art/Twilerina-754037692" text:style-name="Internet_20_link" text:visited-style-name="Visited_20_Internet_20_Link"><text:span text:style-name="T1">https://www.deviantart.com/ncmares/art/Twilerina-754037692</text:span></text:a></text:p>
      <text:p text:style-name="P1"><text:a xlink:type="simple" xlink:href="https://www.deviantart.com/berrypawnch/art/The-Next-Generation-Where-No-G5-Has-Gone-Before-754719937" text:style-name="Internet_20_link" text:visited-style-name="Visited_20_Internet_20_Link"><text:span text:style-name="T1">https://www.deviantart.com/berrypawnch/art/The-Next-Generation-Where-No-G5-Has-Gone-Before-754719937</text:span></text:a></text:p>
      <text:p text:style-name="P1"><text:a xlink:type="simple" xlink:href="https://www.deviantart.com/tsitra360/art/Homemade-Sweet-754050437" text:style-name="Internet_20_link" text:visited-style-name="Visited_20_Internet_20_Link"><text:span text:style-name="T1">https://www.deviantart.com/tsitra360/art/Homemade-Sweet-754050437</text:span></text:a></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20" meta:word-count="900" meta:character-count="5907" meta:non-whitespace-character-count="5024"/>
    <meta:generator>LibreOfficeDev/5.1.0.3$Linux_X86_64 LibreOffice_project/</meta:generator>
  </office:meta>
</office:document-meta>
</file>